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17.004cm" style:page-number="0" table:align="left" style:writing-mode="lr-tb"/>
    </style:style>
    <style:style style:name="Table1.A" style:family="table-column">
      <style:table-column-properties style:column-width="17.004cm"/>
    </style:style>
    <style:style style:name="Table1.A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Table1.2" style:family="table-row">
      <style:table-row-properties style:min-row-height="8.5cm"/>
    </style:style>
    <style:style style:name="Table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style:snap-to-layout-grid="false"/>
      <style:text-properties style:use-window-font-color="true" fo:font-size="14pt" fo:language="en" fo:country="US" fo:font-weight="bold" style:font-name-asian="Lucida Sans Unicode" style:font-size-asian="14pt" style:language-asian="none" style:country-asian="none" style:font-weight-asian="bold" style:font-name-complex="Tahoma" style:font-size-complex="14pt" style:language-complex="none" style:country-complex="none" style:font-weight-complex="bold"/>
    </style:style>
    <style:style style:name="P3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">Employee Sheet</text:p>
              <text:p text:style-name="P2"/>
            </table:table-cell>
          </table:table-row>
        </table:table-header-rows>
        <table:table-row table:style-name="Table1.2">
          <table:table-cell table:style-name="Table1.A2" office:value-type="string">
            <text:p text:style-name="P3"/>
            <text:p text:style-name="P3">[name_label]: [name]</text:p>
            <text:p text:style-name="P3">[hiredate_label]: [hiredate]</text:p>
            <text:p text:style-name="P3">[salary_label]: [salary]</text:p>
            <text:p text:style-name="P3">[notes_label]:</text:p>
            <text:p text:style-name="P3"/>
            <text:p text:style-name="P3">[notes]</text:p>
            <text:p text:style-name="P3"/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Tjeerd Bijlsma</meta:initial-creator>
    <meta:creation-date>2005-10-25T10:55:07</meta:creation-date>
    <dc:creator>Sandy Pleyte</dc:creator>
    <dc:date>2005-11-06T13:57:54</dc:date>
    <meta:print-date>2113-01-01T00:00:00</meta:print-date>
    <dc:language>nl-NL</dc:language>
    <meta:editing-cycles>9</meta:editing-cycles>
    <meta:editing-duration>PT55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4" meta:character-count="107"/>
  </office:meta>
</office:document-meta>
</file>